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76000000291DD57E66.png"/>
  <manifest:file-entry manifest:media-type="image/png" manifest:full-path="Pictures/10000000000000760000002965D23D93.png"/>
  <manifest:file-entry manifest:media-type="image/png" manifest:full-path="Pictures/1000020100000076000000290D2F4F5C.png"/>
  <manifest:file-entry manifest:media-type="image/png" manifest:full-path="Pictures/1000000000000076000000292776FEAC.png"/>
  <manifest:file-entry manifest:media-type="image/png" manifest:full-path="Pictures/10000000000000760000002938334FE9.png"/>
  <manifest:file-entry manifest:media-type="image/png" manifest:full-path="Pictures/100002010000007600000029510D16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Arial3" svg:font-family="Arial" style:font-family-generic="swiss"/>
    <style:font-face style:name="Segoe UI" svg:font-family="'Segoe UI'" style:font-family-generic="swiss"/>
    <style:font-face style:name="Arial1" svg:font-family="Arial" style:font-family-generic="roman" style:font-pitch="variable"/>
    <style:font-face style:name="Calibri" svg:font-family="Calibri"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1.249cm" fo:margin-right="0cm" fo:text-align="justify" style:justify-single-word="false" fo:text-indent="0cm" style:auto-text-indent="false"/>
    </style:style>
    <style:style style:name="P4" style:family="paragraph" style:parent-style-name="Standard">
      <style:paragraph-properties fo:margin-left="1.249cm" fo:margin-right="0cm" fo:text-align="justify" style:justify-single-word="false" fo:text-indent="0cm" style:auto-text-indent="false" fo:break-before="pag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List_20_Paragraph">
      <style:paragraph-properties fo:text-align="justify" style:justify-single-word="false"/>
    </style:style>
    <style:style style:name="P7" style:family="paragraph" style:parent-style-name="List_20_Paragraph" style:list-style-name="WWNum10">
      <style:paragraph-properties fo:text-align="justify" style:justify-single-word="false"/>
    </style:style>
    <style:style style:name="P8" style:family="paragraph" style:parent-style-name="List_20_Paragraph" style:list-style-name="WWNum12">
      <style:paragraph-properties fo:text-align="justify" style:justify-single-word="false"/>
    </style:style>
    <style:style style:name="P9" style:family="paragraph" style:parent-style-name="List_20_Paragraph" style:list-style-name="WWNum13">
      <style:paragraph-properties fo:text-align="justify" style:justify-single-word="false"/>
    </style:style>
    <style:style style:name="P10" style:family="paragraph" style:parent-style-name="List_20_Paragraph" style:list-style-name="WWNum15">
      <style:paragraph-properties fo:text-align="justify" style:justify-single-word="false"/>
    </style:style>
    <style:style style:name="P11" style:family="paragraph" style:parent-style-name="List_20_Paragraph">
      <style:paragraph-properties fo:margin-left="1.884cm" fo:margin-right="0cm" fo:text-align="justify" style:justify-single-word="false" fo:text-indent="0cm" style:auto-text-indent="false"/>
    </style:style>
    <style:style style:name="P12" style:family="paragraph" style:parent-style-name="List_20_Paragraph">
      <style:paragraph-properties fo:margin-left="1.884cm" fo:margin-right="0cm" fo:text-align="justify" style:justify-single-word="false" fo:text-indent="0cm" style:auto-text-indent="false"/>
      <style:text-properties style:font-name="Calibri1" fo:font-size="11pt" style:font-size-asian="11pt"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font-name-asian="Times New Roman" style:language-asian="es" style:country-asian="ES" style:font-name-complex="Times New Roman"/>
    </style:style>
    <style:style style:name="T4" style:family="text">
      <style:text-properties fo:color="#000000" fo:font-weight="bold" style:font-name-asian="Times New Roman" style:language-asian="es" style:country-asian="ES" style:font-weight-asian="bold" style:font-name-complex="Times New Roman" style:font-weight-complex="bold"/>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5"><text:span text:style-name="T1">U3. Integración de contenidos multimedia</text:span></text:p>
      <text:p text:style-name="P1"><text:span text:style-name="T1">Práctica 1. Derechos de autor, Licencias e Imágenes</text:span></text:p>
      <text:list xml:id="list4299956058864289572" text:style-name="WWNum10">
        <text:list-item>
          <text:p text:style-name="P7">A partir de la visualización del <text:a xlink:type="simple" xlink:href="https://www.youtube.com/watch?v=1-DHl311TkA" text:style-name="Internet_20_link" text:visited-style-name="Visited_20_Internet_20_Link">video</text:a> (hasta el min 2:51) indica</text:p>
        </text:list-item>
      </text:list>
      <text:list xml:id="list5032632515841110815" text:style-name="WWNum12">
        <text:list-item>
          <text:p text:style-name="P8">¿Qué es la propiedad intelectual?</text:p>
        </text:list-item>
      </text:list>
      <text:p text:style-name="P11">Es el conjunto de derechos que regula la protección de las creaciones del ser humano</text:p>
      <text:list xml:id="list43733566" text:continue-numbering="true" text:style-name="WWNum12">
        <text:list-item>
          <text:p text:style-name="P8">¿Qué tipos de derechos tiene el autor?</text:p>
        </text:list-item>
      </text:list>
      <text:p text:style-name="List_20_Paragraph"><text:span text:style-name="T1">- Derechos morales</text:span>, otorga al autor el reconocimiento de una obra como su creación.</text:p>
      <text:p text:style-name="List_20_Paragraph"><text:span text:style-name="T1">- Derechos de explotación</text:span>, que s<text:bookmark text:name="_GoBack"/>on transferibles. Se incluyen en ellos derechos de reproducción y difusión púbica.</text:p>
      <text:list xml:id="list43717432" text:continue-numbering="true" text:style-name="WWNum12">
        <text:list-item>
          <text:p text:style-name="P8">¿Cuáles de esos derechos permiten al autor percibir ingresos?</text:p>
        </text:list-item>
      </text:list>
      <text:p text:style-name="P3">Los derechos de explotación.</text:p>
      <text:list xml:id="list43716725" text:continue-numbering="true" text:style-name="WWNum12">
        <text:list-item>
          <text:p text:style-name="P8">¿Por qué ha cambiado tanto la duración de esos derechos? Pon un ejemplo</text:p>
          <text:p text:style-name="P8">Debido a varios cambios en las leyes a lo largo de todos estos años, por ejemplo, cuando Mickey Mouse se convertiría en uso público, aumentó de 50 a 70 años después de la muerte del autor.</text:p>
        </text:list-item>
      </text:list>
      <text:list xml:id="list43716593" text:continue-list="list4299956058864289572" text:style-name="WWNum10">
        <text:list-item>
          <text:p text:style-name="P7">En el punto 3 del <text:a xlink:type="simple" xlink:href="http://www.dmrights.com/es/blog/proteccion-propiedad-intelectual/item/305-11-cosas-que-debes-saber-sobre-el-copyright-y-derechos-de-autor-en-internet.html" text:style-name="Internet_20_link" text:visited-style-name="Visited_20_Internet_20_Link">artículo</text:a> se detalla qué es susceptible de ser protegido con derechos de autor. Las páginas webs no se encuentran en ese listado. Explica por qué afectan estos derechos a las páginas webs.</text:p>
        </text:list-item>
      </text:list>
      <text:p text:style-name="P6">Aunque una página web no aparece en el listado de obras protegidas, los derechos de autor de los elementos que la forman si son susceptibles de ser protegidos. De esta forma los textos, imágenes, diseño de página, colorimetría de esta, fotografías publicadas, clips de vídeo o música serán interpretados como una obra artística o literaria.</text:p>
      <text:p text:style-name="P2"><text:span text:style-name="T1">Tipos de licencias</text:span></text:p>
      <text:list xml:id="list43730139" text:continue-numbering="true" text:style-name="WWNum10">
        <text:list-item>
          <text:p text:style-name="P7">¿Qué es una licencia de software?3</text:p>
        </text:list-item>
      </text:list>
      <text:p text:style-name="P3">Una licencia de software es un contrato entre el autor/titular de los derechos de explotación/distribuidor y el usuario consumidor/usuario profesional o empresa del programa informático, para utilizar el software cumpliendo una serie de términos y condiciones establecidas dentro de sus cláusulas.</text:p>
      <text:p text:style-name="P4"/>
      <text:list xml:id="list43745594" text:continue-numbering="true" text:style-name="WWNum10">
        <text:list-item>
          <text:p text:style-name="P7">Visualiza este <text:a xlink:type="simple" xlink:href="https://www.youtube.com/watch?v=RdMEWTqbcCA" text:style-name="Internet_20_link" text:visited-style-name="Visited_20_Internet_20_Link">video</text:a> o <text:a xlink:type="simple" xlink:href="https://www.youtube.com/watch?v=0J2QdDbelmY" text:style-name="Internet_20_link" text:visited-style-name="Visited_20_Internet_20_Link">este</text:a> y explica:</text:p>
        </text:list-item>
      </text:list>
      <text:list xml:id="list3436207294287835836" text:style-name="WWNum13">
        <text:list-item>
          <text:p text:style-name="P9">¿Qué es el copyright? Actualmente en España ¿Hace falta registrar una obra en un organismo oficial para tener derechos sobre ella?</text:p>
        </text:list-item>
      </text:list>
      <text:p text:style-name="P6"><text:tab/>El Copyright se trata de los derechos que dispone el autor/titular de su obra. No hace falta registrarla, ya que una vez es creada, se obtienen esos derechos automáticamente.</text:p>
      <text:list xml:id="list43719477" text:continue-numbering="true" text:style-name="WWNum13">
        <text:list-item>
          <text:p text:style-name="P9">¿Cómo deberíamos proceder para emplear legalmente la creación de alguien que no tiene registro conocido (por ejemplo no emplea el símbolo ©) en su creación?</text:p>
          <text:p text:style-name="P9">Para realizarlo legalmente se debería hablar con un abogado que nos ayude.</text:p>
        </text:list-item>
        <text:list-item>
          <text:p text:style-name="P9">¿Por qué surge Creative Commons y qué ventajas tiene?</text:p>
          <text:p text:style-name="P9">Aparece ante la duda de saber si X obra tiene Copyright, como ventaja disponemos del uso de esa obra si se cumplen ciertos requisitos.</text:p>
        </text:list-item>
        <text:list-item>
          <text:p text:style-name="P9">Explica los 6 tipos de licencias Creative commons junto a su icono representativo.</text:p>
        </text:list-item>
      </text:list>
      <text:p text:style-name="P12"><text:span text:style-name="T2">-Reconocimiento BY</text:span>: <text:s/><text:span text:style-name="T3">Se permite cualquier explotación de la obra, incluyendo una finalidad comercial, así como la creación de obras derivadas, la distribución de las cuales también está permitida sin ninguna restricción.</text:span></text:p>
      <text:p text:style-name="P12"><text:span text:style-name="T3"><draw:frame draw:style-name="fr1" draw:name="gráficos5" text:anchor-type="as-char" svg:y="-1.438cm" svg:width="3.122cm" svg:height="1.085cm" draw:z-index="0"><draw:image xlink:href="Pictures/1000020100000076000000291DD57E66.png" xlink:type="simple" xlink:show="embed" xlink:actuate="onLoad"/></draw:frame></text:span></text:p>
      <text:p text:style-name="P12"><text:span text:style-name="T4">-Reconocimiento – NoComercial (by-nc)</text:span><text:span text:style-name="T3">: Se permite la generación de obras derivadas siempre que no se haga un uso comercial. Tampoco se puede utilizar la obra original con finalidades comerciales.</text:span></text:p>
      <text:p text:style-name="P12"><text:span text:style-name="T3"><draw:frame draw:style-name="fr2" draw:name="gráficos1" text:anchor-type="as-char" svg:width="3.122cm" svg:height="1.085cm" draw:z-index="1"><draw:image xlink:href="Pictures/10000000000000760000002965D23D93.png" xlink:type="simple" xlink:show="embed" xlink:actuate="onLoad"/></draw:frame></text:span></text:p>
      <text:p text:style-name="P12"><text:span text:style-name="T4">-Reconocimiento – NoComercial – CompartirIgual (by-nc-sa):</text:span><text:span text:style-name="T3"> No se permite un uso comercial de la obra original ni de las posibles obras derivadas, la distribución de las cuales se debe hacer con una licencia igual a la que regula la obra original.</text:span></text:p>
      <text:p text:style-name="P12"><text:span text:style-name="T3"><draw:frame draw:style-name="fr2" draw:name="gráficos2" text:anchor-type="as-char" svg:width="3.122cm" svg:height="1.085cm" draw:z-index="2"><draw:image xlink:href="Pictures/10000000000000760000002938334FE9.png" xlink:type="simple" xlink:show="embed" xlink:actuate="onLoad"/></draw:frame></text:span></text:p>
      <text:p text:style-name="P12"><text:span text:style-name="T3"/></text:p>
      <text:p text:style-name="P12"><text:span text:style-name="T3"/></text:p>
      <text:p text:style-name="P12"><text:soft-page-break/><text:span text:style-name="T4">-Reconocimiento – NoComercial – SinObraDerivada (by-nc-nd):</text:span><text:span text:style-name="T3"> No se permite un uso comercial de la obra original ni la generación de obras derivadas.</text:span></text:p>
      <text:p text:style-name="P12"><text:span text:style-name="T3"><draw:frame draw:style-name="fr2" draw:name="gráficos3" text:anchor-type="as-char" svg:width="3.122cm" svg:height="1.085cm" draw:z-index="3"><draw:image xlink:href="Pictures/1000000000000076000000292776FEAC.png" xlink:type="simple" xlink:show="embed" xlink:actuate="onLoad"/></draw:frame></text:span></text:p>
      <text:p text:style-name="P12"><text:span text:style-name="T4">-Reconocimiento – CompartirIgual (by-sa)</text:span><text:span text:style-name="T3">: Se permite el uso comercial de la obra y de las posibles obras derivadas, la distribución de las cuales se debe hacer con una licencia igual a la que regula la obra original.</text:span></text:p>
      <text:p text:style-name="P12"><text:span text:style-name="T3"><draw:frame draw:style-name="fr2" draw:name="gráficos4" text:anchor-type="as-char" svg:width="3.122cm" svg:height="1.085cm" draw:z-index="4"><draw:image xlink:href="Pictures/1000020100000076000000290D2F4F5C.png" xlink:type="simple" xlink:show="embed" xlink:actuate="onLoad"/></draw:frame></text:span></text:p>
      <text:p text:style-name="P11"><text:span text:style-name="T2">-Reconocimiento – SinObraDerivada (by-nd)</text:span>: Se permite el uso comercial de la obra pero no la generación de obras derivadas.</text:p>
      <text:p text:style-name="P11"><draw:frame draw:style-name="fr2" draw:name="gráficos6" text:anchor-type="as-char" svg:width="3.122cm" svg:height="1.085cm" draw:z-index="5"><draw:image xlink:href="Pictures/100002010000007600000029510D1682.png" xlink:type="simple" xlink:show="embed" xlink:actuate="onLoad"/></draw:frame></text:p>
      <text:list xml:id="list43744950" text:continue-list="list43745594" text:style-name="WWNum10">
        <text:list-item>
          <text:p text:style-name="P7">Lee el <text:a xlink:type="simple" xlink:href="http://www.samuelaguilera.com/archivo/adios-creative-commons-hola-coloriuris.xhtml" text:style-name="Internet_20_link" text:visited-style-name="Visited_20_Internet_20_Link">artículo sobre las licencias Coloriuris</text:a> y explica resumidamente, 3 diferencias respecto a Creative Commons</text:p>
        </text:list-item>
      </text:list>
      <text:p text:style-name="P6">-ColorIURIS es un acuerdo de licencia, un contrato.</text:p>
      <text:p text:style-name="P6">-Con ColorIURIS el autor puede fijar un tiempo de vigencia explícito para la cesión de los derechos que figurará en el contrato (que se puede renovar).</text:p>
      <text:p text:style-name="P6">-Los contratos anteriormente nombrados son redactado conforme a la legislación nacional del país del autor, al contrario que CC.</text:p>
      <text:p text:style-name="P2"><text:span text:style-name="T1">Imágenes</text:span></text:p>
      <text:list xml:id="list43721730" text:continue-numbering="true" text:style-name="WWNum10">
        <text:list-item>
          <text:p text:style-name="P7">Estas haciendo un proyecto web y necesitas poner imágenes de mascotas. Tratas el tema con el resto de colaboradores y surgen 4 ideas. Investiga las opciones incluyendo la información que se pide, <text:span text:style-name="T1">escoge una</text:span> de ellas o propón una alternativa <text:span text:style-name="T1">y razona</text:span> el motivo de la decisión tomada:</text:p>
        </text:list-item>
      </text:list>
      <text:list xml:id="list5435121653569010190" text:style-name="WWNum15">
        <text:list-item>
          <text:p text:style-name="P10">Idea colaborador 1: “Podemos usar <text:a xlink:type="simple" xlink:href="http://www.istockphoto.com/es/foto/perro-en-el-parque-de-la-ciudad-gm505823546-83880829?st=_p_mascotas" text:style-name="Internet_20_link" text:visited-style-name="Visited_20_Internet_20_Link">esta foto</text:a>”. Busca información sobre qué coste y qué limitaciones podrías tener usando esa foto.</text:p>
        </text:list-item>
        <text:list-item>
          <text:p text:style-name="P10">Idea colaborador 2: “Buscamos en Flickr que se comparte todo gratis y subimos una foto. Por ejemplo <text:a xlink:type="simple" xlink:href="https://www.flickr.com/photos/urbanbixi/5568719101/in/photolist-9u69bi-5Cpj4z-c12PR1-7mHqJd-423RUU-DoM4Q-dXqTCz-9w3Pt1-5kJp1W-4f9Rg4-epsgY6-4fRhu-cftHc-6qHTMc-atwrhH-6eq86D-5J7RPX-5wBDnr-gkNGmE-BxjWEL-6iDWT9-41ucU4-d9CAkS-ocKxH8-bvPUDU-6eufXY-D9sjT-9GvQga-9KAtu-5EHLvX-5EqdTn-9yFxiA-8PJZdY-4yEzSM-e6Q1ye-7p2Fau-pVGfNz-epsgYF-4L1RW9-2usJn5-fZyrTR-6euh99-bmYFgf-pk3JJy-4SVHbe-55iyt9-7swfQm-7h2TS6-eqowr9-Fmitsn" text:style-name="Internet_20_link" text:visited-style-name="Visited_20_Internet_20_Link">esta</text:a>”. Busca información sobre la foto que propone y sobre las fotos Creative Commons de Flickr. Busca si hay alguna plataforma equivalente a Flickr Creative Commons.</text:p>
        </text:list-item>
        <text:list-item>
          <text:p text:style-name="P10">Idea colaborador 3: “Buscamos en Google fotos de perro y ponemos una. Por ejemplo he encontrado <text:a xlink:type="simple" xlink:href="https://www.facebook.com/Boo" text:style-name="Internet_20_link" text:visited-style-name="Visited_20_Internet_20_Link">esta</text:a>”. Parece fácil o… ¿te suena <text:a xlink:type="simple" xlink:href="http://www.xatakafoto.com/trucos-y-consejos/autorizaciones-para-el-uso-de-fotografias-con-modelos" text:style-name="Internet_20_link" text:visited-style-name="Visited_20_Internet_20_Link">haber leído algo al respecto</text:a> que tendrías que tener en cuenta?</text:p>
        </text:list-item>
        <text:list-item>
          <text:p text:style-name="P10"><text:soft-page-break/>Idea colaborador 4: “Yo vivo junto a un Pipican y tengo una cámara Réflex. Mañana me paso y le hago fotos a un perro y las colgamos. Si no hay ninguno guapete, le puedo hacer fotos a mi tortuga que es muy expresiva…”. Teniendo en cuenta el apartado anterior, razona qué pasos tendrías que seguir para usar esa foto sin tener problemas legales.</text:p>
        </text:list-item>
      </text:list>
      <text:p text:style-name="P6"/>
      <text:p text:style-name="P6">Escogería la opción B. Se debería escoger una imagen que tenga una licencia de CC que nos interese a nosotros como empresa, ya que podemos lucrarnos con esa fotografía. </text:p>
      <text:p text:style-name="P6"/>
      <text:p text:style-name="P6">Podemos utilizar por ejemplo la página web DeviantART.</text:p>
      <text:p text:style-name="P6"><text:a xlink:type="simple" xlink:href="http://creative-commons.deviantart.com/" text:style-name="Internet_20_link" text:visited-style-name="Visited_20_Internet_20_Link">http://creative-commons.deviantart.com/</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Arial3" svg:font-family="Arial" style:font-family-generic="swiss"/>
    <style:font-face style:name="Segoe UI" svg:font-family="'Segoe UI'" style:font-family-generic="swiss"/>
    <style:font-face style:name="Arial1" svg:font-family="Arial" style:font-family-generic="roman" style:font-pitch="variable"/>
    <style:font-face style:name="Calibri" svg:font-family="Calibri"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5.0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6.28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7.55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82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0.09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1.36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63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90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5.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Standard">Diseño de Interfac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ibeles</meta:initial-creator>
    <meta:editing-cycles>8</meta:editing-cycles>
    <meta:creation-date>2016-11-16T08:50:00</meta:creation-date>
    <dc:date>2016-11-17T23:55:23.56</dc:date>
    <meta:editing-duration>PT2M59S</meta:editing-duration>
    <meta:generator>OpenOffice/4.1.2$Win32 OpenOffice.org_project/412m3$Build-9782</meta:generator>
    <meta:document-statistic meta:table-count="0" meta:image-count="6" meta:object-count="0" meta:page-count="4" meta:paragraph-count="51" meta:word-count="942" meta:character-count="5725"/>
    <meta:user-defined meta:name="AppVersion">15.0000</meta:user-defined>
    <meta:user-defined meta:name="Company">UP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